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d859a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d859a" officeooo:paragraph-rsid="002d859a" style:text-blinking="false" fo:background-color="transparent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d859a" officeooo:paragraph-rsid="002d859a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859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df7a" style:text-blinking="false" fo:background-color="transparent" loext:char-shading-value="0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. </text:span><text:span text:style-name="T3">Test</text:span><text:span text:style-name="T4">ing</text:span><text:span text:style-name="T3"> de Letras</text:span></text:p>
      <text:p text:style-name="P2">Solo sirve para testear las letras.</text:p>
      <text:p text:style-name="P2">Ejecutar y usar la flecha hacia la derecha para avanzar de test en test.</text:p>
      <text:p text:style-name="P2">Testea: </text:p>
      <text:list xml:id="list5946954080297777170" text:style-name="L1">
        <text:list-item>
          <text:p text:style-name="P3">todas las letras y poner letra</text:p>
        </text:list-item>
        <text:list-item>
          <text:p text:style-name="P3">sacar letra</text:p>
        </text:list-item>
        <text:list-item>
          <text:p text:style-name="P3">hay letra</text:p>
        </text:list-item>
        <text:list-item>
          <text:p text:style-name="P3">número actual</text:p>
        </text:list-item>
        <text:list-item>
          <text:p text:style-name="P3">menor letra</text:p>
        </text:list-item>
        <text:list-item>
          <text:p text:style-name="P3">mayor letra</text:p>
        </text:list-item>
        <text:list-item>
          <text:p text:style-name="P3">letra siguiente y previa</text:p>
        </text:list-item>
        <text:list-item>
          <text:p text:style-name="P3">la letra más chica y la más grande</text:p>
        </text:list-item>
        <text:list-item>
          <text:p text:style-name="P3">ocultar letra</text:p>
        </text:list-item>
        <text:list-item>
          <text:p text:style-name="P3">revelar letra</text:p>
        </text:list-item>
        <text:list-item>
          <text:p text:style-name="P3">letra oculta</text:p>
        </text:list-item>
        <text:list-item>
          <text:p text:style-name="P3">hay letra oculta y no ocul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0T01:32:47.689000000</dc:date>
    <meta:editing-duration>PT16M52S</meta:editing-duration>
    <meta:editing-cycles>28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6" meta:word-count="77" meta:character-count="379" meta:non-whitespace-character-count="329"/>
  </office:meta>
</office:document-meta>
</file>